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E0000015E0C422C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" officeooo:rsid="000dd069" officeooo:paragraph-rsid="000dd06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 World<draw:frame draw:style-name="fr1" draw:name="Image1" text:anchor-type="as-char" svg:width="2.963cm" svg:height="2.963cm" draw:z-index="0"><draw:image xlink:href="Pictures/100000010000015E0000015E0C422C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" svg:font-family="Courie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6T17:53:30.365220675</meta:creation-date>
    <dc:date>2024-05-02T10:56:19.775033428</dc:date>
    <meta:editing-duration>PT9M48S</meta:editing-duration>
    <meta:editing-cycles>7</meta:editing-cycles>
    <meta:generator>LibreOffice/24.2.2.1$Linux_X86_64 LibreOffice_project/420$Build-1</meta:generator>
    <meta:print-date>2024-05-02T10:12:19.026632630</meta:print-date>
    <meta:printed-by>PDF files</meta:printed-by>
    <meta:document-statistic meta:table-count="0" meta:image-count="1" meta:object-count="0" meta:page-count="1" meta:paragraph-count="1" meta:word-count="2" meta:character-count="11" meta:non-whitespace-character-count="10"/>
  </office:meta>
</office:document-meta>
</file>